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ucida Sans Unicode" fo:font-size="16pt" style:font-size-asian="16pt" style:font-size-complex="16pt"/>
    </style:style>
    <style:style style:name="P2" style:family="paragraph" style:parent-style-name="Standard">
      <style:text-properties officeooo:paragraph-rsid="0010ee18"/>
    </style:style>
    <style:style style:name="P3" style:family="paragraph" style:parent-style-name="Standard" style:list-style-name="L2">
      <style:text-properties officeooo:paragraph-rsid="0018fc9a"/>
    </style:style>
    <style:style style:name="P4" style:family="paragraph" style:parent-style-name="Standard" style:list-style-name="L2">
      <style:text-properties officeooo:paragraph-rsid="0019664b"/>
    </style:style>
    <style:style style:name="P5" style:family="paragraph" style:parent-style-name="Standard">
      <style:text-properties style:font-name="Lucida Sans Unicode" fo:font-size="11pt" officeooo:rsid="0010ee18" officeooo:paragraph-rsid="0010ee18" style:font-size-asian="11pt" style:font-size-complex="11pt"/>
    </style:style>
    <style:style style:name="P6" style:family="paragraph" style:parent-style-name="Standard">
      <style:text-properties style:font-name="Lucida Sans Unicode" fo:font-size="11pt" officeooo:rsid="0016343e" officeooo:paragraph-rsid="0016406d" style:font-size-asian="11pt" style:font-size-complex="11pt"/>
    </style:style>
    <style:style style:name="P7" style:family="paragraph" style:parent-style-name="Standard">
      <style:text-properties style:font-name="Lucida Sans Unicode" fo:font-size="11pt" officeooo:rsid="0016343e" officeooo:paragraph-rsid="0018fc9a" style:font-size-asian="11pt" style:font-size-complex="11pt"/>
    </style:style>
    <style:style style:name="P8" style:family="paragraph" style:parent-style-name="Standard">
      <style:text-properties style:font-name="Lucida Sans Unicode" fo:font-size="11pt" officeooo:rsid="0016406d" officeooo:paragraph-rsid="0016406d" style:font-size-asian="11pt" style:font-size-complex="11pt"/>
    </style:style>
    <style:style style:name="P9" style:family="paragraph" style:parent-style-name="Standard" style:list-style-name="L1">
      <style:text-properties style:font-name="Lucida Sans Unicode" fo:font-size="11pt" officeooo:paragraph-rsid="0016406d" style:font-size-asian="11pt" style:font-size-complex="11pt"/>
    </style:style>
    <style:style style:name="P10" style:family="paragraph" style:parent-style-name="Standard" style:list-style-name="L2">
      <style:text-properties style:font-name="Lucida Sans Unicode" fo:font-size="11pt" officeooo:paragraph-rsid="0016406d" style:font-size-asian="11pt" style:font-size-complex="11pt"/>
    </style:style>
    <style:style style:name="P11" style:family="paragraph" style:parent-style-name="Standard" style:list-style-name="L2">
      <style:text-properties style:font-name="Lucida Sans Unicode" fo:font-size="11pt" officeooo:paragraph-rsid="0016bfcf" style:font-size-asian="11pt" style:font-size-complex="11pt"/>
    </style:style>
    <style:style style:name="T1" style:family="text">
      <style:text-properties officeooo:rsid="0010ee18"/>
    </style:style>
    <style:style style:name="T2" style:family="text">
      <style:text-properties officeooo:rsid="00128668"/>
    </style:style>
    <style:style style:name="T3" style:family="text">
      <style:text-properties officeooo:rsid="0014468e"/>
    </style:style>
    <style:style style:name="T4" style:family="text">
      <style:text-properties officeooo:rsid="0016406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6406d" style:font-size-asian="14pt" style:font-size-complex="14pt"/>
    </style:style>
    <style:style style:name="T7" style:family="text">
      <style:text-properties officeooo:rsid="0016bfcf"/>
    </style:style>
    <style:style style:name="T8" style:family="text">
      <style:text-properties style:font-name="Lucida Sans Unicode" fo:font-size="11pt" officeooo:rsid="0010ee18" style:font-size-asian="11pt" style:font-size-complex="11pt"/>
    </style:style>
    <style:style style:name="T9" style:family="text">
      <style:text-properties style:font-name="Lucida Sans Unicode" fo:font-size="11pt" officeooo:rsid="0016406d" style:font-size-asian="11pt" style:font-size-complex="11pt"/>
    </style:style>
    <style:style style:name="T10" style:family="text">
      <style:text-properties style:font-name="Lucida Sans Unicode" fo:font-size="11pt" officeooo:rsid="0014468e" style:font-size-asian="11pt" style:font-size-complex="11pt"/>
    </style:style>
    <style:style style:name="T11" style:family="text">
      <style:text-properties style:font-name="Lucida Sans Unicode" fo:font-size="11pt" officeooo:rsid="0016bfcf" style:font-size-asian="11pt" style:font-size-complex="11pt"/>
    </style:style>
    <style:style style:name="T12" style:family="text">
      <style:text-properties style:font-name="Lucida Sans Unicode" fo:font-size="11pt" officeooo:rsid="0018fc9a" style:font-size-asian="11pt" style:font-size-complex="11pt"/>
    </style:style>
    <style:style style:name="T13" style:family="text">
      <style:text-properties style:font-name="Lucida Sans Unicode" fo:font-size="11pt" officeooo:rsid="00128668" style:font-size-asian="11pt" style:font-size-complex="11pt"/>
    </style:style>
    <style:style style:name="T14" style:family="text">
      <style:text-properties style:font-name="Lucida Sans Unicode" fo:font-size="11pt" officeooo:rsid="0019664b" style:font-size-asian="11pt" style:font-size-complex="11pt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t fin d’année - <text:span text:style-name="T7">YT-Projects</text:span></text:h>
      <text:p text:style-name="P7"/>
      <text:p text:style-name="P7">Au cours de l’année de formation , il nous a été nécessaire de réaliser plusieurs projet<text:span text:style-name="T4">s</text:span> de <text:span text:style-name="T4">s</text:span>ite<text:span text:style-name="T4">s</text:span> Web, certain<text:span text:style-name="T4">s</text:span> tout seul, d’autre<text:span text:style-name="T4">s</text:span> en groupe. </text:p>
      <text:p text:style-name="P6"/>
      <text:p text:style-name="P6">Pour pouvoir effectuer <text:span text:style-name="T4">ces</text:span> projets, différents outils on<text:span text:style-name="T4">t</text:span> été mis <text:span text:style-name="T4">à notre</text:span> disposition, <text:span text:style-name="T4">comme Github (outil de gestion de projet) ou encore Discord (outil de communication).</text:span></text:p>
      <text:p text:style-name="P6"><text:span text:style-name="T4"><text:s/></text:span></text:p>
      <text:p text:style-name="P6"><text:span text:style-name="T4">Pourquoi ne pas faire un condensé des deux ?</text:span></text:p>
      <text:p text:style-name="P8">C’est pour cela que j’ai décidé de faire un site Web qui lie communication et gestion de projet.</text:p>
      <text:h text:style-name="Heading_20_1" text:outline-level="1"><text:span text:style-name="T5">Fonctionnalité</text:span><text:span text:style-name="T6">s</text:span> :</text:h>
      <text:p text:style-name="P5"/>
      <text:list xml:id="list2395820136" text:style-name="L1">
        <text:list-item>
          <text:p text:style-name="P9"><text:span text:style-name="T1">Login / Register</text:span></text:p>
        </text:list-item>
        <text:list-item>
          <text:p text:style-name="P9"><text:span text:style-name="T1">Chat</text:span></text:p>
        </text:list-item>
      </text:list>
      <text:p text:style-name="P2"><text:span text:style-name="T8"><text:tab/><text:tab/>- </text:span><text:span text:style-name="T9">E</text:span><text:span text:style-name="T10">nvoi </text:span><text:span text:style-name="T9">m</text:span><text:span text:style-name="T10">essage</text:span><text:span text:style-name="T9">s</text:span></text:p>
      <text:p text:style-name="P5"><text:tab/><text:tab/>- <text:span text:style-name="T4">E</text:span><text:span text:style-name="T3">nvoi </text:span><text:span text:style-name="T4">p</text:span><text:span text:style-name="T3">hoto</text:span><text:span text:style-name="T4">s</text:span></text:p>
      <text:list xml:id="list1224467677" text:style-name="L2">
        <text:list-item>
          <text:p text:style-name="P10"><text:span text:style-name="T1">Lien vers Projet Github</text:span></text:p>
        </text:list-item>
        <text:list-item>
          <text:p text:style-name="P10"><text:span text:style-name="T1">Statistique du Projet</text:span></text:p>
        </text:list-item>
        <text:list-item>
          <text:p text:style-name="P3"><text:span text:style-name="T12">Espace super admin</text:span></text:p>
          <text:list>
            <text:list-item>
              <text:p text:style-name="P4"><text:span text:style-name="T13">Création de serveur</text:span><text:span text:style-name="T12"><text:tab/></text:span></text:p>
            </text:list-item>
            <text:list-item>
              <text:p text:style-name="P4"><text:span text:style-name="T14">Suppresion de serveur</text:span></text:p>
            </text:list-item>
            <text:list-item>
              <text:p text:style-name="P4"><text:span text:style-name="T14">Accepter changement de user a admin serveur</text:span><text:span text:style-name="T12"><text:tab/></text:span></text:p>
            </text:list-item>
          </text:list>
        </text:list-item>
        <text:list-item>
          <text:p text:style-name="P10"><text:span text:style-name="T1">Espace d’admin projet</text:span></text:p>
          <text:list>
            <text:list-item>
              <text:p text:style-name="P10"><text:span text:style-name="T1">Création de channel de discussion</text:span></text:p>
            </text:list-item>
            <text:list-item>
              <text:p text:style-name="P10"><text:span text:style-name="T1">Ban User </text:span><text:span text:style-name="T2">du channel</text:span></text:p>
            </text:list-item>
            <text:list-item>
              <text:p text:style-name="P10"><text:span text:style-name="T2">Accepter un utilisateur sur le channel</text:span></text:p>
            </text:list-item>
          </text:list>
        </text:list-item>
        <text:list-item>
          <text:p text:style-name="P10"><text:span text:style-name="T3">Espace User</text:span></text:p>
          <text:list>
            <text:list-item>
              <text:p text:style-name="P10"><text:span text:style-name="T3">Création de compte</text:span></text:p>
            </text:list-item>
            <text:list-item>
              <text:p text:style-name="P10"><text:span text:style-name="T3">Modification de compte</text:span></text:p>
            </text:list-item>
            <text:list-item>
              <text:p text:style-name="P10"><text:span text:style-name="T3">Follow un autre User</text:span></text:p>
            </text:list-item>
            <text:list-item>
              <text:p text:style-name="P10"><text:span text:style-name="T3">Follow un Projet</text:span></text:p>
            </text:list-item>
            <text:list-item>
              <text:p text:style-name="P11"><text:span text:style-name="T3">Envoie de message privé</text:span></text:p>
            </text:list-item>
            <text:list-item>
              <text:p text:style-name="P3"><text:span text:style-name="T10">Lien github</text:span></text:p>
            </text:list-item>
          </text:list>
        </text:list-item>
        <text:list-item>
          <text:p text:style-name="P3"><text:span text:style-name="T10">F</text:span><text:span text:style-name="T11">onction</text:span><text:span text:style-name="T10"> recherche De Profil</text:span></text:p>
          <text:list>
            <text:list-item>
              <text:p text:style-name="P3"><text:span text:style-name="T12">V</text:span><text:span text:style-name="T10">isualisation des Profil des autres user</text:span></text:p>
            </text:list-item>
          </text:list>
        </text:list-item>
        <text:list-item>
          <text:p text:style-name="P3"><text:span text:style-name="T10">F</text:span><text:span text:style-name="T12">onction</text:span><text:span text:style-name="T10"> recherche De Projet</text:span></text:p>
          <text:list>
            <text:list-item>
              <text:p text:style-name="P3"><text:span text:style-name="T10">Visualisation des </text:span><text:span text:style-name="T11">i</text:span><text:span text:style-name="T10">nformation du Projet</text:span></text:p>
              <text:list>
                <text:list-item>
                  <text:p text:style-name="P3"><text:span text:style-name="T10">Lien vers le repo si l’admin du projet l’autorise</text:span></text:p>
                </text:list-item>
              </text:list>
            </text:list-item>
            <text:list-item>
              <text:p text:style-name="P3"><text:span text:style-name="T10">Demande de participation au </text:span><text:span text:style-name="T11">p</text:span><text:span text:style-name="T10">rojet =&gt; envoi </text:span><text:span text:style-name="T11">m</text:span><text:span text:style-name="T10">ail a l’admin du </text:span><text:span text:style-name="T11">p</text:span><text:span text:style-name="T10">roje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12:44:20.900000000</meta:creation-date>
    <dc:date>2021-04-02T14:03:37.858000000</dc:date>
    <meta:editing-duration>PT14M54S</meta:editing-duration>
    <meta:editing-cycles>4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34" meta:word-count="222" meta:character-count="1216" meta:non-whitespace-character-count="1044"/>
  </office:meta>
</office:document-meta>
</file>